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475c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1fdb2a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style:font-name="Ubuntu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Ubuntu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officeooo:paragraph-rsid="01eb1e50"/>
    </style:style>
    <style:style style:name="P24" style:family="paragraph" style:parent-style-name="Standard">
      <style:text-properties officeooo:paragraph-rsid="01ee5567"/>
    </style:style>
    <style:style style:name="P25" style:family="paragraph" style:parent-style-name="Standard">
      <style:text-properties officeooo:paragraph-rsid="01f247ee"/>
    </style:style>
    <style:style style:name="P26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3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508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cc2b1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3e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d06ee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4e93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508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3475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2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2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3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4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5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6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style:text-line-through-style="none" style:text-line-through-type="none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80" style:family="text">
      <style:text-properties style:text-line-through-style="none" style:text-line-through-type="none" officeooo:rsid="0154e886"/>
    </style:style>
    <style:style style:name="T81" style:family="text">
      <style:text-properties style:text-line-through-style="none" style:text-line-through-type="none" officeooo:rsid="0183b5ef"/>
    </style:style>
    <style:style style:name="T82" style:family="text">
      <style:text-properties style:text-line-through-style="none" style:text-line-through-type="none" officeooo:rsid="064c9632"/>
    </style:style>
    <style:style style:name="T83" style:family="text">
      <style:text-properties style:text-line-through-style="none" style:text-line-through-type="none" officeooo:rsid="02eddb5a"/>
    </style:style>
    <style:style style:name="T84" style:family="text">
      <style:text-properties style:text-line-through-style="none" style:text-line-through-type="none" officeooo:rsid="01f0312a"/>
    </style:style>
    <style:style style:name="T85" style:family="text">
      <style:text-properties style:text-line-through-style="none" style:text-line-through-type="none" officeooo:rsid="01f21e76"/>
    </style:style>
    <style:style style:name="T86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officeooo:rsid="0181027b"/>
    </style:style>
    <style:style style:name="T93" style:family="text">
      <style:text-properties officeooo:rsid="01c5b747"/>
    </style:style>
    <style:style style:name="T94" style:family="text">
      <style:text-properties officeooo:rsid="01cf9289"/>
    </style:style>
    <style:style style:name="T95" style:family="text">
      <style:text-properties officeooo:rsid="01a6e211"/>
    </style:style>
    <style:style style:name="T96" style:family="text">
      <style:text-properties style:font-name="Ubuntu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7" style:family="text">
      <style:text-properties style:font-name="Ubuntu2" fo:font-size="12pt" fo:font-weight="normal" officeooo:rsid="01cfb878" style:font-name-asian="DejaVu Sans" style:font-weight-asian="normal" style:language-complex="nl" style:country-complex="N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62">C</text:span></text:span><text:span text:style-name="Strong_20_Emphasis"><text:span text:style-name="T58">hecklist voor </text:span></text:span><text:span text:style-name="Strong_20_Emphasis"><text:span text:style-name="T67">de installatie</text:span></text:span><text:span text:style-name="Strong_20_Emphasis"><text:span text:style-name="T59"> </text:span></text:span><text:span text:style-name="Strong_20_Emphasis"><text:span text:style-name="T58">van </text:span></text:span><text:reference-mark-start text:name="Distributie"/><text:span text:style-name="Strong_20_Emphasis"><text:span text:style-name="T63">Ubunt</text:span></text:span><text:span text:style-name="Strong_20_Emphasis"><text:span text:style-name="T64">u</text:span></text:span><text:reference-mark-end text:name="Distributie"/><text:span text:style-name="Strong_20_Emphasis"><text:span text:style-name="T63"> </text:span></text:span><text:reference-mark-start text:name="Versie"/><text:span text:style-name="T93">20</text:span><text:span text:style-name="Strong_20_Emphasis"><text:span text:style-name="T65">.0</text:span></text:span><text:span text:style-name="Strong_20_Emphasis"><text:span text:style-name="T68">4</text:span></text:span><text:reference-mark-end text:name="Versie"/><text:span text:style-name="Strong_20_Emphasis"><text:span text:style-name="T48"> </text:span></text:span><text:span text:style-name="Strong_20_Emphasis"><text:span text:style-name="T49">LTS</text:span></text:span><text:span text:style-name="Strong_20_Emphasis"><text:span text:style-name="T58"> </text:span></text:span><text:reference-mark-start text:name="Editie"/><text:span text:style-name="Strong_20_Emphasis"><text:span text:style-name="T60">desktop</text:span></text:span><text:reference-mark-end text:name="Editie"/><text:span text:style-name="Strong_20_Emphasis"><text:span text:style-name="T61"> </text:span></text:span><text:span text:style-name="Strong_20_Emphasis"><text:span text:style-name="T58">op </text:span></text:span><text:reference-mark-start text:name="Computernaam"/><text:span text:style-name="Strong_20_Emphasis"><text:span text:style-name="T66">pc</text:span></text:span><text:span text:style-name="Strong_20_Emphasis"><text:span text:style-name="T58">06</text:span></text:span><text:reference-mark-end text:name="Computernaam"/><text:span text:style-name="T58">.</text:span><text:span text:style-name="Strong_20_Emphasis"><text:span text:style-name="T58"><text:line-break/></text:span></text:span></text:p>
      <text:p text:style-name="P10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8">karelzimmer.nl</text:span></text:span></text:a><text:span text:style-name="T4"> </text:span><text:span text:style-name="T6">voor</text:span><text:span text:style-name="T5"> </text:span><text:span text:style-name="T86">deze en andere </text:span><text:span text:style-name="T7">checklists, scripts, en overige bestanden.</text:span></text:p>
      <text:p text:style-name="P22"/>
      <text:p text:style-name="P26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8"><text:span text:style-name="Strong_20_Emphasis"><text:span text:style-name="T70"/></text:span></text:p>
      <text:p text:style-name="P2"><text:span text:style-name="Definition"><text:span text:style-name="T88">g</text:span></text:span><text:span text:style-name="Definition"><text:span text:style-name="T87">ebruiker</text:span></text:span><text:span text:style-name="T58"><text:tab/><text:tab/><text:tab/></text:span><text:span text:style-name="User_20_Entry"><text:span text:style-name="T2">Karel Zimmer</text:span></text:span></text:p>
      <text:p text:style-name="P2"><text:span text:style-name="Definition"><text:span text:style-name="T88">g</text:span></text:span><text:span text:style-name="Definition"><text:span text:style-name="T87">ebruikersnaam<text:tab/></text:span></text:span><text:span text:style-name="User_20_Entry"><text:span text:style-name="T74">karel</text:span></text:span></text:p>
      <text:p text:style-name="P3"><text:span text:style-name="Definition"><text:span text:style-name="T88">c</text:span></text:span><text:span text:style-name="Definition"><text:span text:style-name="T87">omputernaam</text:span></text:span><text:span text:style-name="Definition"><text:span text:style-name="T89"><text:tab/></text:span></text:span><text:span text:style-name="User_20_Entry"><text:span text:style-name="T71"><text:reference-ref text:reference-format="text" text:ref-name="Computernaam">pc06</text:reference-ref></text:span></text:span></text:p>
      <text:p text:style-name="P2"><text:span text:style-name="Definition"><text:span text:style-name="T88">o</text:span></text:span><text:span text:style-name="Definition"><text:span text:style-name="T90">pstartmenu</text:span></text:span><text:span text:style-name="T58"><text:tab/><text:tab/></text:span><text:span text:style-name="User_20_Entry"><text:span text:style-name="T72">F</text:span></text:span><text:span text:style-name="User_20_Entry"><text:span text:style-name="T73">12</text:span></text:span><text:span text:style-name="T58"> </text:span></text:p>
      <text:p text:style-name="P2"><text:span text:style-name="Definition"><text:span text:style-name="T88">i</text:span></text:span><text:span text:style-name="Definition"><text:span text:style-name="T90">nstellingen</text:span></text:span><text:span text:style-name="T58"><text:tab/><text:tab/></text:span><text:span text:style-name="User_20_Entry"><text:span text:style-name="T75">F</text:span></text:span><text:span text:style-name="User_20_Entry"><text:span text:style-name="T76">2</text:span></text:span></text:p>
      <text:p text:style-name="P7"><text:span text:style-name="Definition"><text:span text:style-name="T91"/></text:span></text:p>
      <text:p text:style-name="P5"/>
      <text:list xml:id="list905953338" text:style-name="L1">
        <text:list-item>
          <text:p text:style-name="P33">Installatie voorbereiden</text:p>
        </text:list-item>
      </text:list>
      <text:p text:style-name="P9"><text:span text:style-name="Emphasis"><text:span text:style-name="T79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15"><text:s/></text:span></text:span><text:span text:style-name="Strong_20_Emphasis"><text:span text:style-name="T34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32">_</text:span></text:span><text:span text:style-name="Strong_20_Emphasis"><text:span text:style-name="T18">installatie</text:span></text:span><text:span text:style-name="Strong_20_Emphasis"><text:span text:style-name="T32">_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32">_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32">_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text:span text:style-name="Strong_20_Emphasis"><text:span text:style-name="T32">odt</text:span></text:span><text:span text:style-name="Strong_20_Emphasis"><text:span text:style-name="T18">.</text:span></text:span></text:p>
          </table:table-cell>
        </table:table-row>
      </table:table>
      <text:p text:style-name="P6"/>
      <text:list xml:id="list82443722406183" text:continue-numbering="true" text:style-name="L1">
        <text:list-item>
          <text:list>
            <text:list-header>
              <text:p text:style-name="P27"/>
            </text:list-header>
          </text:list>
        </text:list-item>
        <text:list-item>
          <text:p text:style-name="P30"><text:span text:style-name="Strong_20_Emphasis"><text:span text:style-name="T38">Installatie uitvoeren</text:span></text:span></text:p>
        </text:list-item>
      </text:list>
      <text:p text:style-name="P9"><text:span text:style-name="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15"><text:s/></text:span></text:span><text:span text:style-name="Strong_20_Emphasis"><text:span text:style-name="T34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9">Start de computer op vanaf</text:span></text:span><text:span text:style-name="Strong_20_Emphasis"><text:span text:style-name="T20"> </text:span></text:span><text:span text:style-name="Strong_20_Emphasis"><text:span text:style-name="T21">een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</text:span></text:span><text:reference-mark-start text:name="Bitbreedte"/><text:span text:style-name="Strong_20_Emphasis"><text:span text:style-name="T22">64</text:span></text:span><text:span text:style-name="Strong_20_Emphasis"><text:span text:style-name="T23">-bit</text:span></text:span><text:reference-mark-end text:name="Bitbreedte"/><text:span text:style-name="Strong_20_Emphasis"><text:span text:style-name="T20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3"><text:span text:style-name="T8">K</text:span><text:span text:style-name="T9">ies </text:span><text:span text:style-name="Strong_20_Emphasis"><text:span text:style-name="T55">UEFI BOOT: ubuntu</text:span></text:span><text:span text:style-name="T55"> </text:span><text:span text:style-name="T53">(o.i.d, wat er extra verschijnt, </text:span><text:span text:style-name="T54">b.v. UEFI: INT13...</text:span><text:span text:style-name="T53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3"><text:span text:style-name="T10">Als de melding </text:span><text:span text:style-name="Strong_20_Emphasis"><text:span text:style-name="T56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4" draw:name="Vorm3" draw:style-name="gr1" draw:text-style-name="P3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3"><text:span text:style-name="T10">Ga naar BIOS setup, selecteer </text:span><text:span text:style-name="Strong_20_Emphasis"><text:span text:style-name="T56">General</text:span></text:span><text:span text:style-name="T10"> &gt; </text:span><text:span text:style-name="Strong_20_Emphasis"><text:span text:style-name="T56">Boot Sequence</text:span></text:span><text:span text:style-name="T10">, zorg ervoor dat </text:span><text:span text:style-name="Strong_20_Emphasis"><text:span text:style-name="T56">UEFI</text:span></text:span><text:span text:style-name="T10"> is geselecteerd en klik op </text:span><text:span text:style-name="Strong_20_Emphasis"><text:span text:style-name="T56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5" draw:name="Vorm4" draw:style-name="gr1" draw:text-style-name="P3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3"><text:span text:style-name="T10">Vul </text:span><text:span text:style-name="T11">in als </text:span><text:span text:style-name="T10">naam </text:span><text:span text:style-name="Strong_20_Emphasis"><text:span text:style-name="T56">Ubuntu1804</text:span></text:span><text:span text:style-name="T10"> en blader naar </text:span><text:span text:style-name="Strong_20_Emphasis"><text:span text:style-name="T56">grubx64.efi</text:span></text:span><text:span text:style-name="T10">, klik op </text:span><text:span text:style-name="Strong_20_Emphasis"><text:span text:style-name="T56">OK</text:span></text:span><text:span text:style-name="T10"> en </text:span><text:span text:style-name="Strong_20_Emphasis"><text:span text:style-name="T56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6" draw:name="Vorm5" draw:style-name="gr1" draw:text-style-name="P3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3"><text:span text:style-name="T10">Start opnieuw op met keuze </text:span><text:span text:style-name="Strong_20_Emphasis"><text:span text:style-name="T56">Ubuntu1804</text:span></text:span><text:span text:style-name="T57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5"><text:s/></text:span></text:span><text:span text:style-name="Strong_20_Emphasis"><text:span text:style-name="T34"><draw:control text:anchor-type="as-char" draw:z-index="7" draw:name="Vorm6" draw:style-name="gr1" draw:text-style-name="P3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T95">Volg de </text:span><text:span text:style-name="T94">vervolg</text:span><text:span text:style-name="T95">stappen in </text:span><text:span text:style-name="Strong_20_Emphasis"><text:span text:style-name="T96">Checklist</text:span></text:span><text:span text:style-name="Strong_20_Emphasis"><text:span text:style-name="T97">_</text:span></text:span><text:span text:style-name="Strong_20_Emphasis"><text:span text:style-name="T96">installatie</text:span></text:span><text:span text:style-name="Strong_20_Emphasis"><text:span text:style-name="T97">_</text:span></text:span><text:span text:style-name="Strong_20_Emphasis"><text:span text:style-name="T96"><text:reference-ref text:reference-format="text" text:ref-name="Distributie">Ubuntu</text:reference-ref></text:span></text:span><text:span text:style-name="Strong_20_Emphasis"><text:span text:style-name="T97">_</text:span></text:span><text:span text:style-name="Strong_20_Emphasis"><text:span text:style-name="T96"><text:reference-ref text:reference-format="text" text:ref-name="Versie">20.04</text:reference-ref></text:span></text:span><text:span text:style-name="Strong_20_Emphasis"><text:span text:style-name="T97">_</text:span></text:span><text:span text:style-name="Strong_20_Emphasis"><text:span text:style-name="T96"><text:reference-ref text:reference-format="text" text:ref-name="Editie">desktop</text:reference-ref></text:span></text:span><text:span text:style-name="Strong_20_Emphasis"><text:span text:style-name="T96">.</text:span></text:span><text:span text:style-name="Strong_20_Emphasis"><text:span text:style-name="T97">odt</text:span></text:span><text:span text:style-name="T92">.</text:span></text:p>
          </table:table-cell>
        </table:table-row>
      </table:table>
      <text:p text:style-name="P11"><text:span text:style-name="Strong_20_Emphasis"><text:span text:style-name="T51"/></text:span></text:p>
      <text:list xml:id="list82444225386976" text:continue-numbering="true" text:style-name="L1">
        <text:list-item>
          <text:p text:style-name="P31">Installatie afronden</text:p>
        </text:list-item>
      </text:list>
      <text:p text:style-name="P9"><text:span text:style-name="Emphasis"><text:span text:style-name="T7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15"><text:s/></text:span></text:span><text:span text:style-name="Strong_20_Emphasis"><text:span text:style-name="T34"><draw:control text:anchor-type="as-char" draw:z-index="2" draw:name="Vorm7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32">_</text:span></text:span><text:span text:style-name="Strong_20_Emphasis"><text:span text:style-name="T18">installatie</text:span></text:span><text:span text:style-name="Strong_20_Emphasis"><text:span text:style-name="T32">_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32">_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32">_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text:span text:style-name="Strong_20_Emphasis"><text:span text:style-name="T32">odt,</text:span></text:span><text:span text:style-name="Strong_20_Emphasis"><text:span text:style-name="T18"> met </text:span></text:span><text:span text:style-name="Strong_20_Emphasis"><text:span text:style-name="T33">uitbreiding </text:span></text:span><text:span text:style-name="Strong_20_Emphasis"><text:span text:style-name="T18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15"><text:s/></text:span></text:span><text:span text:style-name="Strong_20_Emphasis"><text:span text:style-name="T34"><draw:control text:anchor-type="as-char" draw:z-index="8" draw:name="Vorm8" draw:style-name="gr1" draw:text-style-name="P3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8"><text:span text:style-name="T14">Installeer extra stuurprogramma's </text:span><text:span text:style-name="Strong_20_Emphasis"><text:span text:style-name="T24">via </text:span></text:span><text:span text:style-name="Strong_20_Emphasis"><text:span text:style-name="T20">een klik op </text:span></text:span><text:span text:style-name="Strong_20_Emphasis"><text:span text:style-name="T25">de </text:span></text:span><text:span text:style-name="Strong_20_Emphasis"><text:span text:style-name="T52">Super</text:span></text:span><text:span text:style-name="Strong_20_Emphasis"><text:span text:style-name="T25">-toets, </text:span></text:span><text:span text:style-name="Strong_20_Emphasis"><text:span text:style-name="T27">t</text:span></text:span><text:span text:style-name="Strong_20_Emphasis"><text:span text:style-name="T26">yp </text:span></text:span><text:span text:style-name="Strong_20_Emphasis"><text:span text:style-name="T41">s</text:span></text:span><text:span text:style-name="Strong_20_Emphasis"><text:span text:style-name="T42">tuu</text:span></text:span><text:span text:style-name="Strong_20_Emphasis"><text:span text:style-name="T28"> </text:span></text:span><text:span text:style-name="Strong_20_Emphasis"><text:span text:style-name="T31">en </text:span></text:span><text:span text:style-name="Strong_20_Emphasis"><text:span text:style-name="T28">klik </text:span></text:span><text:span text:style-name="Strong_20_Emphasis"><text:span text:style-name="T29">op </text:span></text:span><text:span text:style-name="Strong_20_Emphasis"><text:span text:style-name="T24">het pictogram van</text:span></text:span><text:span text:style-name="Strong_20_Emphasis"><text:span text:style-name="T30"> </text:span></text:span><text:span text:style-name="Strong_20_Emphasis"><text:span text:style-name="T43">Ex</text:span></text:span><text:span text:style-name="Strong_20_Emphasis"><text:span text:style-name="T40">tra stuurprogramma's</text:span></text:span><text:span text:style-name="Strong_20_Emphasis"><text:span text:style-name="T20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15"><text:s/></text:span></text:span><text:span text:style-name="Strong_20_Emphasis"><text:span text:style-name="T34"><draw:control text:anchor-type="as-char" draw:z-index="9" draw:name="Vorm10" draw:style-name="gr1" draw:text-style-name="P3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15"><text:span text:style-name="T14">Selecteer </text:span><text:span text:style-name="T35">NVIDIA drive metapackage van nvidia-drive</text:span><text:span text:style-name="T36">r</text:span><text:span text:style-name="T35">-</text:span><text:span text:style-name="T39">&lt;</text:span><text:span text:style-name="T37">nnn</text:span><text:span text:style-name="T39">&gt;</text:span><text:span text:style-name="T35"> gebruiken (niet-vrij, getest)</text:span><text:span text:style-name="T14"> en klik op </text:span><text:span text:style-name="T35">Wijzigingen doorvoeren</text:span><text:span text:style-name="T14">.</text:span></text:p>
          </table:table-cell>
        </table:table-row>
      </table:table>
      <text:p text:style-name="P20"><text:line-break/></text:p>
      <text:list xml:id="list82444977175615" text:continue-numbering="true" text:style-name="L1">
        <text:list-item>
          <text:p text:style-name="P28">Gebruiker inrichten</text:p>
        </text:list-item>
      </text:list>
      <text:p text:style-name="P9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/></text:span><text:span text:style-name="T15"><draw:control text:anchor-type="as-char" draw:z-index="3" draw:name="Vorm11" draw:style-name="gr1" draw:text-style-name="P34" svg:width="0.35cm" svg:height="0.35cm" draw:control="control4"/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32">_</text:span></text:span><text:span text:style-name="Strong_20_Emphasis"><text:span text:style-name="T18">installatie</text:span></text:span><text:span text:style-name="Strong_20_Emphasis"><text:span text:style-name="T32">_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32">_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32">_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text:span text:style-name="Strong_20_Emphasis"><text:span text:style-name="T32">odt</text:span></text:span><text:span text:style-name="Strong_20_Emphasis"><text:span text:style-name="T18">.</text:span></text:span></text:p>
          </table:table-cell>
        </table:table-row>
      </table:table>
      <text:p text:style-name="P21"/>
      <text:p text:style-name="P21"/>
      <text:p text:style-name="P29"><text:span text:style-name="T82">E</text:span><text:span text:style-name="T83">inde c</text:span><text:span text:style-name="T77">hecklist, </text:span><text:span text:style-name="T84">d</text:span><text:span text:style-name="T77">e installatie van </text:span><text:span text:style-name="T77"><text:reference-ref text:reference-format="text" text:ref-name="Distributie">Ubuntu</text:reference-ref></text:span><text:span text:style-name="T77"><text:s/></text:span><text:span text:style-name="T80"><text:reference-ref text:reference-format="text" text:ref-name="Versie">20.04</text:reference-ref></text:span><text:span text:style-name="T77"><text:s/></text:span><text:span text:style-name="T85">LTS</text:span><text:span text:style-name="T77"> </text:span><text:span text:style-name="T77"><text:reference-ref text:reference-format="text" text:ref-name="Editie">desktop</text:reference-ref></text:span><text:span text:style-name="T77"><text:s/></text:span><text:span text:style-name="T81">op </text:span><text:span text:style-name="T81"><text:reference-ref text:reference-format="text" text:ref-name="Computernaam">pc06</text:reference-ref></text:span><text:span text:style-name="T81"><text:s/></text:span><text:span text:style-name="T77">is voltooid.</text:span><text:line-break/></text:p>
      <text:p text:style-name="P4"><text:span text:style-name="T69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06.odt</text:file-name><text:tab/><text:date style:data-style-name="N36" text:date-value="2021-08-31T08:24:42.828435092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4:42.633682758</dc:date>
    <meta:print-date>2010-08-26T11:22:59</meta:print-date>
    <meta:keyword>Installatie</meta:keyword>
    <meta:keyword>Checklist</meta:keyword>
    <meta:keyword>Linux</meta:keyword>
    <meta:editing-cycles>2462</meta:editing-cycles>
    <meta:editing-duration>P5DT4H5M34S</meta:editing-duration>
    <meta:printed-by>Karel Zimmer</meta:printed-by>
    <dc:creator>Karel Zimmer</dc:creator>
    <meta:document-statistic meta:table-count="4" meta:image-count="0" meta:object-count="0" meta:page-count="2" meta:paragraph-count="40" meta:word-count="223" meta:character-count="1668" meta:non-whitespace-character-count="1459"/>
    <meta:user-defined meta:name="Info 1"/>
    <meta:user-defined meta:name="Info 2"/>
    <meta:user-defined meta:name="Info 3"/>
    <meta:user-defined meta:name="Info 4"/>
  </office:meta>
</office:document-meta>
</file>